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5-10-20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5-07-1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5-04-30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5-02-18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5-02-1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4-11-04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4-10-27 1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4-07-2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4-04-29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4-01-2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3-11-06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3-08-2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3-08-02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3-05-0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3-02-08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2-12-13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2-11-21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2-07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2-05-25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2-05-0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2-01-2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1-11-0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1-08-0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1-05-0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1-02-0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0-10-29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0-05-04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0-04-07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0-04-07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0-02-20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0-02-10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20-01-28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9-11-0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9-08-06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9-05-0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9-02-20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9-01-2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8-12-04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8-11-1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8-08-0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8-06-28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8-04-25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8-01-30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7-11-1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7-10-26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7-08-0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7-04-25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7-02-07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6-11-01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6-07-28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6-06-21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6-05-1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6-02-04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5-11-1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5-08-1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5-05-12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5-01-2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4-11-05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4-07-2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4-05-01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4-02-0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3-11-0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3-08-1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3-05-14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3-02-06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2-10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2-08-0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2-04-1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2-02-1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1-11-2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1-07-28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1-05-1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1-02-1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0-11-12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0-08-0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0-05-0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1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9-07-30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9-04-29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9-02-06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8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8-08-1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8-05-15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7-11-0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7-07-3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7-05-2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7-02-1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6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6-07-31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6-05-03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6-02-13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5-10-26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5-08-12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5-05-1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5-02-02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4-10-2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4-08-10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4-05-03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4-02-2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3-08-13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3-05-0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2-06-05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1-05-0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0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200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7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7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7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7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6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6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6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6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3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3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3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0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0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0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8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7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6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6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6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6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6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45U3</text:p>
          </table:table-cell>
          <table:table-cell office:value-type="string" calcext:value-type="string">
            <text:p>Rex Rennert School</text:p>
          </table:table-cell>
          <table:table-cell office:value-type="string" calcext:value-type="string">
            <text:p>197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06" meta:object-count="0"/>
    <meta:user-defined meta:name="AppVersion">3.0</meta:user-defined>
  </office:meta>
</office:document-meta>
</file>